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111.91pt"/>
    </style:style>
    <style:style style:name="co7" style:family="table-column">
      <style:table-column-properties fo:break-before="auto" style:column-width="145.11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174.44pt"/>
    </style:style>
    <style:style style:name="co11" style:family="table-column">
      <style:table-column-properties fo:break-before="auto" style:column-width="185.24pt"/>
    </style:style>
    <style:style style:name="co12" style:family="table-column">
      <style:table-column-properties fo:break-before="auto" style:column-width="94.14pt"/>
    </style:style>
    <style:style style:name="co13" style:family="table-column">
      <style:table-column-properties fo:break-before="auto" style:column-width="209.96pt"/>
    </style:style>
    <style:style style:name="co14" style:family="table-column">
      <style:table-column-properties fo:break-before="auto" style:column-width="220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T1" style:family="text">
      <style:text-properties style:font-name="Liberation Sans" style:font-name-asian="WenQuanYi Zen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When g not measured</text:p>
          </table:table-cell>
          <table:table-cell table:style-name="ce1" office:value-type="string" calcext:value-type="string">
            <text:p>Required quantity</text:p>
          </table:table-cell>
          <table:table-cell table:style-name="ce1" office:value-type="string" calcext:value-type="string">
            <text:p>When g measured: </text:p>
          </table:table-cell>
          <table:table-cell table:style-name="ce1" office:value-type="string" calcext:value-type="string">
            <text:p>Tested formula:</text:p>
          </table:table-cell>
          <table:table-cell table:style-name="ce1" office:value-type="string" calcext:value-type="string">
            <text:p>unknown:</text:p>
          </table:table-cell>
          <table:table-cell table:style-name="ce1" office:value-type="string" calcext:value-type="string">
            <text:p>unknown check:</text:p>
          </table:table-cell>
          <table:table-cell/>
          <table:table-cell table:style-name="ce2" office:value-type="string" calcext:value-type="string" table:number-columns-spanned="5" table:number-rows-spanned="16">
            <text:p>* когда известны измерения L, T и дана одна из найденных формул,</text:p>
            <text:p>требуется оценить качество формулы. Это оценка зависимости T от L?</text:p>
            <text:p>** требуется подобрать такую g, чтоб она максимально приближала</text:p>
            <text:p>Измерения к вычисленной формуле?</text:p>
            <text:p/>
            <text:p>Анализ размерности выдаёт формулу: T=k*L^1/2 // g^1/2</text:p>
            <text:p><text:span text:style-name="T1">(k – множитель, который не вычисляется анализом размерности)</text:span></text:p>
            <text:p/>
            <text:p>Из формулы: unknown = L^1/2 // T; unknown: g^1/2 // k</text:p>
            <text:p/>
            <text:p>Вычисленные таким образом переменные любую из формул сделают</text:p>
            <text:p>подходящей, но если отсортировать их по сложности функции unknown?</text:p>
            <text:p>Например, для данного случая, unknown – константа (sqrt(g)/2*pi())</text:p>
            <text:p/>
          </table:table-cell>
          <table:covered-table-cell table:number-columns-repeated="2" table:style-name="ce1"/>
          <table:covered-table-cell table:number-columns-repeated="2"/>
          <table:table-cell/>
          <table:table-cell table:style-name="ce3"/>
        </table:table-row>
        <table:table-row table:style-name="ro1">
          <table:table-cell office:value-type="string" calcext:value-type="string">
            <text:p>L[m]</text:p>
          </table:table-cell>
          <table:table-cell office:value-type="string" calcext:value-type="string">
            <text:p>g[m/s^2]</text:p>
          </table:table-cell>
          <table:table-cell office:value-type="string" calcext:value-type="string">
            <text:p>T[1/s]</text:p>
          </table:table-cell>
          <table:table-cell office:value-type="string" calcext:value-type="string">
            <text:p>g[m/s^2]</text:p>
          </table:table-cell>
          <table:table-cell office:value-type="string" calcext:value-type="string">
            <text:p>T=k*L^1/2//g^1/2</text:p>
          </table:table-cell>
          <table:table-cell table:number-columns-repeated="2" office:value-type="string" calcext:value-type="string">
            <text:p><text:s/>g^1/2 // k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PI()*2*SQRT([.A3]/[.D3])" office:value-type="float" office:value="2.00708992315449" calcext:value-type="float">
            <text:p>2.00708992315449</text:p>
          </table:table-cell>
          <table:table-cell office:value-type="float" office:value="9.8" calcext:value-type="float">
            <text:p>9.8</text:p>
          </table:table-cell>
          <table:table-cell table:formula="of:= SQRT([.A3]) / [.F3]" office:value-type="float" office:value="2.00708992315449" calcext:value-type="float">
            <text:p>2.00708992315449</text:p>
          </table:table-cell>
          <table:table-cell table:formula="of:= SQRT([.A3]) /[.C3]" office:value-type="float" office:value="0.498233780392024" calcext:value-type="float">
            <text:p>0.498233780392024</text:p>
          </table:table-cell>
          <table:table-cell table:formula="of:=SQRT([.D3]) / (2*PI())" office:value-type="float" office:value="0.498233780392024" calcext:value-type="float">
            <text:p>0.49823378039202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PI()*2*SQRT([.A4]/[.D4])" office:value-type="float" office:value="2.83845379022746" calcext:value-type="float">
            <text:p>2.83845379022746</text:p>
          </table:table-cell>
          <table:table-cell office:value-type="float" office:value="9.8" calcext:value-type="float">
            <text:p>9.8</text:p>
          </table:table-cell>
          <table:table-cell table:formula="of:= SQRT([.A4]) / [.F4]" office:value-type="float" office:value="2.83845379022746" calcext:value-type="float">
            <text:p>2.83845379022746</text:p>
          </table:table-cell>
          <table:table-cell table:formula="of:= SQRT([.A4]) /[.C4]" office:value-type="float" office:value="0.498233780392024" calcext:value-type="float">
            <text:p>0.498233780392024</text:p>
          </table:table-cell>
          <table:table-cell table:formula="of:=SQRT([.D4]) / (2*PI())" office:value-type="float" office:value="0.498233780392024" calcext:value-type="float">
            <text:p>0.49823378039202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PI()*2*SQRT([.A5]/[.D5])" office:value-type="float" office:value="3.4763817222631" calcext:value-type="float">
            <text:p>3.4763817222631</text:p>
          </table:table-cell>
          <table:table-cell office:value-type="float" office:value="9.8" calcext:value-type="float">
            <text:p>9.8</text:p>
          </table:table-cell>
          <table:table-cell table:formula="of:= SQRT([.A5]) / [.F5]" office:value-type="float" office:value="3.4763817222631" calcext:value-type="float">
            <text:p>3.4763817222631</text:p>
          </table:table-cell>
          <table:table-cell table:formula="of:= SQRT([.A5]) /[.C5]" office:value-type="float" office:value="0.498233780392024" calcext:value-type="float">
            <text:p>0.498233780392024</text:p>
          </table:table-cell>
          <table:table-cell table:formula="of:=SQRT([.D5]) / (2*PI())" office:value-type="float" office:value="0.498233780392024" calcext:value-type="float">
            <text:p>0.49823378039202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PI()*2*SQRT([.A6]/[.D6])" office:value-type="float" office:value="4.01417984630899" calcext:value-type="float">
            <text:p>4.01417984630899</text:p>
          </table:table-cell>
          <table:table-cell office:value-type="float" office:value="9.8" calcext:value-type="float">
            <text:p>9.8</text:p>
          </table:table-cell>
          <table:table-cell table:formula="of:= SQRT([.A6]) / [.F6]" office:value-type="float" office:value="4.01417984630899" calcext:value-type="float">
            <text:p>4.01417984630899</text:p>
          </table:table-cell>
          <table:table-cell table:formula="of:= SQRT([.A6]) /[.C6]" office:value-type="float" office:value="0.498233780392024" calcext:value-type="float">
            <text:p>0.498233780392024</text:p>
          </table:table-cell>
          <table:table-cell table:formula="of:=SQRT([.D6]) / (2*PI())" office:value-type="float" office:value="0.498233780392024" calcext:value-type="float">
            <text:p>0.49823378039202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PI()*2*SQRT([.A7]/[.D7])" office:value-type="float" office:value="4.48798950512828" calcext:value-type="float">
            <text:p>4.48798950512828</text:p>
          </table:table-cell>
          <table:table-cell office:value-type="float" office:value="9.8" calcext:value-type="float">
            <text:p>9.8</text:p>
          </table:table-cell>
          <table:table-cell table:formula="of:= SQRT([.A7]) / [.F7]" office:value-type="float" office:value="4.48798950512828" calcext:value-type="float">
            <text:p>4.48798950512828</text:p>
          </table:table-cell>
          <table:table-cell table:formula="of:= SQRT([.A7]) /[.C7]" office:value-type="float" office:value="0.498233780392024" calcext:value-type="float">
            <text:p>0.498233780392024</text:p>
          </table:table-cell>
          <table:table-cell table:formula="of:=SQRT([.D7]) / (2*PI())" office:value-type="float" office:value="0.498233780392024" calcext:value-type="float">
            <text:p>0.49823378039202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PI()*2*SQRT([.A8]/[.D8])" office:value-type="float" office:value="4.91634617961041" calcext:value-type="float">
            <text:p>4.91634617961041</text:p>
          </table:table-cell>
          <table:table-cell office:value-type="float" office:value="9.8" calcext:value-type="float">
            <text:p>9.8</text:p>
          </table:table-cell>
          <table:table-cell table:formula="of:= SQRT([.A8]) / [.F8]" office:value-type="float" office:value="4.91634617961041" calcext:value-type="float">
            <text:p>4.91634617961041</text:p>
          </table:table-cell>
          <table:table-cell table:formula="of:= SQRT([.A8]) /[.C8]" office:value-type="float" office:value="0.498233780392024" calcext:value-type="float">
            <text:p>0.498233780392024</text:p>
          </table:table-cell>
          <table:table-cell table:formula="of:=SQRT([.D8]) / (2*PI())" office:value-type="float" office:value="0.498233780392024" calcext:value-type="float">
            <text:p>0.49823378039202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PI()*2*SQRT([.A9]/[.D9])" office:value-type="float" office:value="5.31026079561053" calcext:value-type="float">
            <text:p>5.31026079561053</text:p>
          </table:table-cell>
          <table:table-cell office:value-type="float" office:value="9.8" calcext:value-type="float">
            <text:p>9.8</text:p>
          </table:table-cell>
          <table:table-cell table:formula="of:= SQRT([.A9]) / [.F9]" office:value-type="float" office:value="5.31026079561053" calcext:value-type="float">
            <text:p>5.31026079561053</text:p>
          </table:table-cell>
          <table:table-cell table:formula="of:= SQRT([.A9]) /[.C9]" office:value-type="float" office:value="0.498233780392024" calcext:value-type="float">
            <text:p>0.498233780392024</text:p>
          </table:table-cell>
          <table:table-cell table:formula="of:=SQRT([.D9]) / (2*PI())" office:value-type="float" office:value="0.498233780392024" calcext:value-type="float">
            <text:p>0.49823378039202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PI()*2*SQRT([.A10]/[.D10])" office:value-type="float" office:value="5.67690758045491" calcext:value-type="float">
            <text:p>5.67690758045491</text:p>
          </table:table-cell>
          <table:table-cell office:value-type="float" office:value="9.8" calcext:value-type="float">
            <text:p>9.8</text:p>
          </table:table-cell>
          <table:table-cell table:formula="of:= SQRT([.A10]) / [.F10]" office:value-type="float" office:value="5.67690758045491" calcext:value-type="float">
            <text:p>5.67690758045491</text:p>
          </table:table-cell>
          <table:table-cell table:formula="of:= SQRT([.A10]) /[.C10]" office:value-type="float" office:value="0.498233780392024" calcext:value-type="float">
            <text:p>0.498233780392024</text:p>
          </table:table-cell>
          <table:table-cell table:formula="of:=SQRT([.D10]) / (2*PI())" office:value-type="float" office:value="0.498233780392024" calcext:value-type="float">
            <text:p>0.49823378039202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PI()*2*SQRT([.A11]/[.D11])" office:value-type="float" office:value="6.02126976946348" calcext:value-type="float">
            <text:p>6.02126976946348</text:p>
          </table:table-cell>
          <table:table-cell office:value-type="float" office:value="9.8" calcext:value-type="float">
            <text:p>9.8</text:p>
          </table:table-cell>
          <table:table-cell table:formula="of:= SQRT([.A11]) / [.F11]" office:value-type="float" office:value="6.02126976946348" calcext:value-type="float">
            <text:p>6.02126976946348</text:p>
          </table:table-cell>
          <table:table-cell table:formula="of:= SQRT([.A11]) /[.C11]" office:value-type="float" office:value="0.498233780392024" calcext:value-type="float">
            <text:p>0.498233780392024</text:p>
          </table:table-cell>
          <table:table-cell table:formula="of:=SQRT([.D11]) / (2*PI())" office:value-type="float" office:value="0.498233780392024" calcext:value-type="float">
            <text:p>0.49823378039202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PI()*2*SQRT([.A12]/[.D12])" office:value-type="float" office:value="6.34697562594052" calcext:value-type="float">
            <text:p>6.34697562594052</text:p>
          </table:table-cell>
          <table:table-cell office:value-type="float" office:value="9.8" calcext:value-type="float">
            <text:p>9.8</text:p>
          </table:table-cell>
          <table:table-cell table:formula="of:= SQRT([.A12]) / [.F12]" office:value-type="float" office:value="6.34697562594052" calcext:value-type="float">
            <text:p>6.34697562594052</text:p>
          </table:table-cell>
          <table:table-cell table:formula="of:= SQRT([.A12]) /[.C12]" office:value-type="float" office:value="0.498233780392024" calcext:value-type="float">
            <text:p>0.498233780392024</text:p>
          </table:table-cell>
          <table:table-cell table:formula="of:=SQRT([.D12]) / (2*PI())" office:value-type="float" office:value="0.498233780392024" calcext:value-type="float">
            <text:p>0.49823378039202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PI()*2*SQRT([.A13]/[.D13])" office:value-type="float" office:value="6.65676419560671" calcext:value-type="float">
            <text:p>6.65676419560671</text:p>
          </table:table-cell>
          <table:table-cell office:value-type="float" office:value="9.8" calcext:value-type="float">
            <text:p>9.8</text:p>
          </table:table-cell>
          <table:table-cell table:formula="of:= SQRT([.A13]) / [.F13]" office:value-type="float" office:value="6.65676419560671" calcext:value-type="float">
            <text:p>6.65676419560671</text:p>
          </table:table-cell>
          <table:table-cell table:formula="of:= SQRT([.A13]) /[.C13]" office:value-type="float" office:value="0.498233780392024" calcext:value-type="float">
            <text:p>0.498233780392024</text:p>
          </table:table-cell>
          <table:table-cell table:formula="of:=SQRT([.D13]) / (2*PI())" office:value-type="float" office:value="0.498233780392024" calcext:value-type="float">
            <text:p>0.49823378039202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8"/>
          <table:covered-table-cell table:number-columns-repeated="5"/>
          <table:table-cell table:number-columns-repeated="2"/>
        </table:table-row>
        <table:table-row table:style-name="ro1">
          <table:table-cell table:number-columns-repeated="8"/>
          <table:covered-table-cell table:number-columns-repeated="5"/>
          <table:table-cell table:number-columns-repeated="2"/>
        </table:table-row>
        <table:table-row table:style-name="ro1">
          <table:table-cell table:number-columns-repeated="8"/>
          <table:covered-table-cell table:number-columns-repeated="5"/>
          <table:table-cell table:number-columns-repeated="2"/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</table:table-row>
        <table:table-row table:style-name="ro2">
          <table:table-cell table:style-name="ce1" office:value-type="string" calcext:value-type="string">
            <text:p>ускорение свободного падения</text:p>
          </table:table-cell>
          <table:table-cell table:style-name="ce4" office:value-type="string" calcext:value-type="string">
            <text:p>масса спичечного коробка</text:p>
          </table:table-cell>
          <table:table-cell table:style-name="ce1" office:value-type="string" calcext:value-type="string">
            <text:p>площадь поверхности спичечного коробка</text:p>
          </table:table-cell>
          <table:table-cell table:style-name="ce1" office:value-type="string" calcext:value-type="string">
            <text:p>плотность воздуха</text:p>
          </table:table-cell>
          <table:table-cell table:style-name="ce1" office:value-type="string" calcext:value-type="string">
            <text:p>текущее время падения </text:p>
            <text:p>спичечного коробка</text:p>
          </table:table-cell>
          <table:table-cell table:style-name="ce1" office:value-type="string" calcext:value-type="string">
            <text:p>сопротивление ускорению падения коробка, </text:p>
            <text:p>вычисленное по формуле из Википедии</text:p>
          </table:table-cell>
        </table:table-row>
        <table:table-row table:style-name="ro1">
          <table:table-cell table:style-name="ce1" office:value-type="string" calcext:value-type="string">
            <text:p>m/c^2</text:p>
          </table:table-cell>
          <table:table-cell table:style-name="ce1" office:value-type="string" calcext:value-type="string">
            <text:p>kg</text:p>
          </table:table-cell>
          <table:table-cell table:style-name="ce1" office:value-type="string" calcext:value-type="string">
            <text:p>m^2</text:p>
          </table:table-cell>
          <table:table-cell table:style-name="ce1" office:value-type="string" calcext:value-type="string">
            <text:p>kg/m^3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/s^2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02" calcext:value-type="float">
            <text:p>0.02</text:p>
          </table:table-cell>
          <table:table-cell table:formula="of:=(1.05*0.5*[.D4]*POWER([.A4]; 2)*POWER([.E4]; 2)*[.C4])/[.B4]" office:value-type="float" office:value="0.006083589120525" calcext:value-type="float">
            <text:p>0.006083589120525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03" calcext:value-type="float">
            <text:p>0.03</text:p>
          </table:table-cell>
          <table:table-cell table:formula="of:=(1.05*0.5*[.D5]*POWER([.A5]; 2)*POWER([.E5]; 2)*[.C5])/[.B5]" office:value-type="float" office:value="0.0136880755211813" calcext:value-type="float">
            <text:p>0.013688075521181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04" calcext:value-type="float">
            <text:p>0.04</text:p>
          </table:table-cell>
          <table:table-cell table:formula="of:=(1.05*0.5*[.D6]*POWER([.A6]; 2)*POWER([.E6]; 2)*[.C6])/[.B6]" office:value-type="float" office:value="0.0243343564821" calcext:value-type="float">
            <text:p>0.0243343564821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05" calcext:value-type="float">
            <text:p>0.05</text:p>
          </table:table-cell>
          <table:table-cell table:formula="of:=(1.05*0.5*[.D7]*POWER([.A7]; 2)*POWER([.E7]; 2)*[.C7])/[.B7]" office:value-type="float" office:value="0.0380224320032813" calcext:value-type="float">
            <text:p>0.038022432003281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06" calcext:value-type="float">
            <text:p>0.06</text:p>
          </table:table-cell>
          <table:table-cell table:formula="of:=(1.05*0.5*[.D8]*POWER([.A8]; 2)*POWER([.E8]; 2)*[.C8])/[.B8]" office:value-type="float" office:value="0.054752302084725" calcext:value-type="float">
            <text:p>0.054752302084725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07" calcext:value-type="float">
            <text:p>0.07</text:p>
          </table:table-cell>
          <table:table-cell table:formula="of:=(1.05*0.5*[.D9]*POWER([.A9]; 2)*POWER([.E9]; 2)*[.C9])/[.B9]" office:value-type="float" office:value="0.0745239667264313" calcext:value-type="float">
            <text:p>0.074523966726431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08" calcext:value-type="float">
            <text:p>0.08</text:p>
          </table:table-cell>
          <table:table-cell table:formula="of:=(1.05*0.5*[.D10]*POWER([.A10]; 2)*POWER([.E10]; 2)*[.C10])/[.B10]" office:value-type="float" office:value="0.0973374259284" calcext:value-type="float">
            <text:p>0.0973374259284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09" calcext:value-type="float">
            <text:p>0.09</text:p>
          </table:table-cell>
          <table:table-cell table:formula="of:=(1.05*0.5*[.D11]*POWER([.A11]; 2)*POWER([.E11]; 2)*[.C11])/[.B11]" office:value-type="float" office:value="0.123192679690631" calcext:value-type="float">
            <text:p>0.123192679690631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1" calcext:value-type="float">
            <text:p>0.1</text:p>
          </table:table-cell>
          <table:table-cell table:formula="of:=(1.05*0.5*[.D12]*POWER([.A12]; 2)*POWER([.E12]; 2)*[.C12])/[.B12]" office:value-type="float" office:value="0.152089728013125" calcext:value-type="float">
            <text:p>0.152089728013125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11" calcext:value-type="float">
            <text:p>0.11</text:p>
          </table:table-cell>
          <table:table-cell table:formula="of:=(1.05*0.5*[.D13]*POWER([.A13]; 2)*POWER([.E13]; 2)*[.C13])/[.B13]" office:value-type="float" office:value="0.184028570895881" calcext:value-type="float">
            <text:p>0.184028570895881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12" calcext:value-type="float">
            <text:p>0.12</text:p>
          </table:table-cell>
          <table:table-cell table:formula="of:=(1.05*0.5*[.D14]*POWER([.A14]; 2)*POWER([.E14]; 2)*[.C14])/[.B14]" office:value-type="float" office:value="0.2190092083389" calcext:value-type="float">
            <text:p>0.2190092083389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13" calcext:value-type="float">
            <text:p>0.13</text:p>
          </table:table-cell>
          <table:table-cell table:formula="of:=(1.05*0.5*[.D15]*POWER([.A15]; 2)*POWER([.E15]; 2)*[.C15])/[.B15]" office:value-type="float" office:value="0.257031640342181" calcext:value-type="float">
            <text:p>0.257031640342181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14" calcext:value-type="float">
            <text:p>0.14</text:p>
          </table:table-cell>
          <table:table-cell table:formula="of:=(1.05*0.5*[.D16]*POWER([.A16]; 2)*POWER([.E16]; 2)*[.C16])/[.B16]" office:value-type="float" office:value="0.298095866905725" calcext:value-type="float">
            <text:p>0.298095866905725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15" calcext:value-type="float">
            <text:p>0.15</text:p>
          </table:table-cell>
          <table:table-cell table:formula="of:=(1.05*0.5*[.D17]*POWER([.A17]; 2)*POWER([.E17]; 2)*[.C17])/[.B17]" office:value-type="float" office:value="0.342201888029531" calcext:value-type="float">
            <text:p>0.342201888029531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16" calcext:value-type="float">
            <text:p>0.16</text:p>
          </table:table-cell>
          <table:table-cell table:formula="of:=(1.05*0.5*[.D18]*POWER([.A18]; 2)*POWER([.E18]; 2)*[.C18])/[.B18]" office:value-type="float" office:value="0.3893497037136" calcext:value-type="float">
            <text:p>0.3893497037136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17" calcext:value-type="float">
            <text:p>0.17</text:p>
          </table:table-cell>
          <table:table-cell table:formula="of:=(1.05*0.5*[.D19]*POWER([.A19]; 2)*POWER([.E19]; 2)*[.C19])/[.B19]" office:value-type="float" office:value="0.439539313957931" calcext:value-type="float">
            <text:p>0.439539313957931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18" calcext:value-type="float">
            <text:p>0.18</text:p>
          </table:table-cell>
          <table:table-cell table:formula="of:=(1.05*0.5*[.D20]*POWER([.A20]; 2)*POWER([.E20]; 2)*[.C20])/[.B20]" office:value-type="float" office:value="0.492770718762525" calcext:value-type="float">
            <text:p>0.492770718762525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19" calcext:value-type="float">
            <text:p>0.19</text:p>
          </table:table-cell>
          <table:table-cell table:formula="of:=(1.05*0.5*[.D21]*POWER([.A21]; 2)*POWER([.E21]; 2)*[.C21])/[.B21]" office:value-type="float" office:value="0.549043918127381" calcext:value-type="float">
            <text:p>0.549043918127381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2" calcext:value-type="float">
            <text:p>0.2</text:p>
          </table:table-cell>
          <table:table-cell table:formula="of:=(1.05*0.5*[.D22]*POWER([.A22]; 2)*POWER([.E22]; 2)*[.C22])/[.B22]" office:value-type="float" office:value="0.6083589120525" calcext:value-type="float">
            <text:p>0.6083589120525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21" calcext:value-type="float">
            <text:p>0.21</text:p>
          </table:table-cell>
          <table:table-cell table:formula="of:=(1.05*0.5*[.D23]*POWER([.A23]; 2)*POWER([.E23]; 2)*[.C23])/[.B23]" office:value-type="float" office:value="0.670715700537881" calcext:value-type="float">
            <text:p>0.670715700537881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22" calcext:value-type="float">
            <text:p>0.22</text:p>
          </table:table-cell>
          <table:table-cell table:formula="of:=(1.05*0.5*[.D24]*POWER([.A24]; 2)*POWER([.E24]; 2)*[.C24])/[.B24]" office:value-type="float" office:value="0.736114283583525" calcext:value-type="float">
            <text:p>0.736114283583525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23" calcext:value-type="float">
            <text:p>0.23</text:p>
          </table:table-cell>
          <table:table-cell table:formula="of:=(1.05*0.5*[.D25]*POWER([.A25]; 2)*POWER([.E25]; 2)*[.C25])/[.B25]" office:value-type="float" office:value="0.804554661189431" calcext:value-type="float">
            <text:p>0.804554661189431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24" calcext:value-type="float">
            <text:p>0.24</text:p>
          </table:table-cell>
          <table:table-cell table:formula="of:=(1.05*0.5*[.D26]*POWER([.A26]; 2)*POWER([.E26]; 2)*[.C26])/[.B26]" office:value-type="float" office:value="0.8760368333556" calcext:value-type="float">
            <text:p>0.8760368333556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25" calcext:value-type="float">
            <text:p>0.25</text:p>
          </table:table-cell>
          <table:table-cell table:formula="of:=(1.05*0.5*[.D27]*POWER([.A27]; 2)*POWER([.E27]; 2)*[.C27])/[.B27]" office:value-type="float" office:value="0.950560800082032" calcext:value-type="float">
            <text:p>0.950560800082032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26" calcext:value-type="float">
            <text:p>0.26</text:p>
          </table:table-cell>
          <table:table-cell table:formula="of:=(1.05*0.5*[.D28]*POWER([.A28]; 2)*POWER([.E28]; 2)*[.C28])/[.B28]" office:value-type="float" office:value="1.02812656136873" calcext:value-type="float">
            <text:p>1.02812656136873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27" calcext:value-type="float">
            <text:p>0.27</text:p>
          </table:table-cell>
          <table:table-cell table:formula="of:=(1.05*0.5*[.D29]*POWER([.A29]; 2)*POWER([.E29]; 2)*[.C29])/[.B29]" office:value-type="float" office:value="1.10873411721568" calcext:value-type="float">
            <text:p>1.10873411721568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28" calcext:value-type="float">
            <text:p>0.28</text:p>
          </table:table-cell>
          <table:table-cell table:formula="of:=(1.05*0.5*[.D30]*POWER([.A30]; 2)*POWER([.E30]; 2)*[.C30])/[.B30]" office:value-type="float" office:value="1.1923834676229" calcext:value-type="float">
            <text:p>1.1923834676229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29" calcext:value-type="float">
            <text:p>0.29</text:p>
          </table:table-cell>
          <table:table-cell table:formula="of:=(1.05*0.5*[.D31]*POWER([.A31]; 2)*POWER([.E31]; 2)*[.C31])/[.B31]" office:value-type="float" office:value="1.27907461259038" calcext:value-type="float">
            <text:p>1.27907461259038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3" calcext:value-type="float">
            <text:p>0.3</text:p>
          </table:table-cell>
          <table:table-cell table:formula="of:=(1.05*0.5*[.D32]*POWER([.A32]; 2)*POWER([.E32]; 2)*[.C32])/[.B32]" office:value-type="float" office:value="1.36880755211813" calcext:value-type="float">
            <text:p>1.36880755211813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31" calcext:value-type="float">
            <text:p>0.31</text:p>
          </table:table-cell>
          <table:table-cell table:formula="of:=(1.05*0.5*[.D33]*POWER([.A33]; 2)*POWER([.E33]; 2)*[.C33])/[.B33]" office:value-type="float" office:value="1.46158228620613" calcext:value-type="float">
            <text:p>1.46158228620613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32" calcext:value-type="float">
            <text:p>0.32</text:p>
          </table:table-cell>
          <table:table-cell table:formula="of:=(1.05*0.5*[.D34]*POWER([.A34]; 2)*POWER([.E34]; 2)*[.C34])/[.B34]" office:value-type="float" office:value="1.5573988148544" calcext:value-type="float">
            <text:p>1.5573988148544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33" calcext:value-type="float">
            <text:p>0.33</text:p>
          </table:table-cell>
          <table:table-cell table:formula="of:=(1.05*0.5*[.D35]*POWER([.A35]; 2)*POWER([.E35]; 2)*[.C35])/[.B35]" office:value-type="float" office:value="1.65625713806293" calcext:value-type="float">
            <text:p>1.65625713806293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34" calcext:value-type="float">
            <text:p>0.34</text:p>
          </table:table-cell>
          <table:table-cell table:formula="of:=(1.05*0.5*[.D36]*POWER([.A36]; 2)*POWER([.E36]; 2)*[.C36])/[.B36]" office:value-type="float" office:value="1.75815725583173" calcext:value-type="float">
            <text:p>1.75815725583173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35" calcext:value-type="float">
            <text:p>0.35</text:p>
          </table:table-cell>
          <table:table-cell table:formula="of:=(1.05*0.5*[.D37]*POWER([.A37]; 2)*POWER([.E37]; 2)*[.C37])/[.B37]" office:value-type="float" office:value="1.86309916816078" calcext:value-type="float">
            <text:p>1.86309916816078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36" calcext:value-type="float">
            <text:p>0.36</text:p>
          </table:table-cell>
          <table:table-cell table:formula="of:=(1.05*0.5*[.D38]*POWER([.A38]; 2)*POWER([.E38]; 2)*[.C38])/[.B38]" office:value-type="float" office:value="1.9710828750501" calcext:value-type="float">
            <text:p>1.9710828750501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37" calcext:value-type="float">
            <text:p>0.37</text:p>
          </table:table-cell>
          <table:table-cell table:formula="of:=(1.05*0.5*[.D39]*POWER([.A39]; 2)*POWER([.E39]; 2)*[.C39])/[.B39]" office:value-type="float" office:value="2.08210837649968" calcext:value-type="float">
            <text:p>2.08210837649968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38" calcext:value-type="float">
            <text:p>0.38</text:p>
          </table:table-cell>
          <table:table-cell table:formula="of:=(1.05*0.5*[.D40]*POWER([.A40]; 2)*POWER([.E40]; 2)*[.C40])/[.B40]" office:value-type="float" office:value="2.19617567250953" calcext:value-type="float">
            <text:p>2.19617567250953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39" calcext:value-type="float">
            <text:p>0.39</text:p>
          </table:table-cell>
          <table:table-cell table:formula="of:=(1.05*0.5*[.D41]*POWER([.A41]; 2)*POWER([.E41]; 2)*[.C41])/[.B41]" office:value-type="float" office:value="2.31328476307963" calcext:value-type="float">
            <text:p>2.31328476307963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007" calcext:value-type="float">
            <text:p>0.007</text:p>
          </table:table-cell>
          <table:table-cell table:formula="of:=(5/100)*(3.5/100)" office:value-type="float" office:value="0.00175" calcext:value-type="float">
            <text:p>0.00175</text:p>
          </table:table-cell>
          <table:table-cell office:value-type="float" office:value="1.2041" calcext:value-type="float">
            <text:p>1.2041</text:p>
          </table:table-cell>
          <table:table-cell office:value-type="float" office:value="0.4" calcext:value-type="float">
            <text:p>0.4</text:p>
          </table:table-cell>
          <table:table-cell table:formula="of:=(1.05*0.5*[.D42]*POWER([.A42]; 2)*POWER([.E42]; 2)*[.C42])/[.B42]" office:value-type="float" office:value="2.43343564821" calcext:value-type="float">
            <text:p>2.433435648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 style:data-style-name="N2" text:time-value="22:57:47.512316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3:22:46.527920272</meta:creation-date>
    <dc:date>2018-10-28T18:16:52.049484141</dc:date>
    <meta:editing-duration>PT4H12M11S</meta:editing-duration>
    <meta:editing-cycles>16</meta:editing-cycles>
    <meta:generator>LibreOffice/5.2.7.2$Linux_X86_64 LibreOffice_project/20m0$Build-2</meta:generator>
    <meta:document-statistic meta:table-count="2" meta:cell-count="332" meta:object-count="0"/>
  </office:meta>
</office:document-meta>
</file>